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create1( @ JSONField ( name = "id" ) int id , @ JSONField ( name = "name" ) String name , @ JSONField ( name = "obj" )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 id , String name ,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6.test_cre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create( @ JSONField ( name = "id" ) int id , @ JSONField ( name = "name" ) String name , @ JSONField ( name = "obj" )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